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9167in" fo:margin-left="0.4938in" fo:margin-right="0.5146in" table:align="margins"/>
    </style:style>
    <style:style style:name="Table2.A" style:family="table-column">
      <style:table-column-properties style:column-width="5.9167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9167in" fo:margin-left="0.4938in" fo:margin-right="0.5146in" table:align="margins"/>
    </style:style>
    <style:style style:name="Table3.A" style:family="table-column">
      <style:table-column-properties style:column-width="4.5313in" style:rel-column-width="50189*"/>
    </style:style>
    <style:style style:name="Table3.B" style:family="table-column">
      <style:table-column-properties style:column-width="1.3854in" style:rel-column-width="1534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5.9167in" fo:margin-left="0.4938in" fo:margin-right="0.5146in" table:align="margins"/>
    </style:style>
    <style:style style:name="Table4.A" style:family="table-column">
      <style:table-column-properties style:column-width="4.5313in" style:rel-column-width="50189*"/>
    </style:style>
    <style:style style:name="Table4.B" style:family="table-column">
      <style:table-column-properties style:column-width="1.3854in" style:rel-column-width="1534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5.8958in" fo:margin-left="0.5042in" fo:margin-right="0.525in" table:align="margins"/>
    </style:style>
    <style:style style:name="Table5.A" style:family="table-column">
      <style:table-column-properties style:column-width="5.8958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5.8958in" fo:margin-left="0.5042in" fo:margin-right="0.525in" table:align="margins"/>
    </style:style>
    <style:style style:name="Table6.A" style:family="table-column">
      <style:table-column-properties style:column-width="4.5104in" style:rel-column-width="50135*"/>
    </style:style>
    <style:style style:name="Table6.B" style:family="table-column">
      <style:table-column-properties style:column-width="1.3854in" style:rel-column-width="15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5.8958in" fo:margin-left="0.5042in" fo:margin-right="0.525in" table:align="margins"/>
    </style:style>
    <style:style style:name="Table7.A" style:family="table-column">
      <style:table-column-properties style:column-width="4.5104in" style:rel-column-width="50135*"/>
    </style:style>
    <style:style style:name="Table7.B" style:family="table-column">
      <style:table-column-properties style:column-width="1.3854in" style:rel-column-width="15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5.8958in" fo:margin-left="0.5042in" fo:margin-right="0.525in" table:align="margins"/>
    </style:style>
    <style:style style:name="Table8.A" style:family="table-column">
      <style:table-column-properties style:column-width="5.8958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5.8958in" fo:margin-left="0.5042in" fo:margin-right="0.525in" table:align="margins"/>
    </style:style>
    <style:style style:name="Table9.A" style:family="table-column">
      <style:table-column-properties style:column-width="4.5104in" style:rel-column-width="50135*"/>
    </style:style>
    <style:style style:name="Table9.B" style:family="table-column">
      <style:table-column-properties style:column-width="1.3854in" style:rel-column-width="15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10" style:family="table">
      <style:table-properties style:width="5.8958in" fo:margin-left="0.5042in" fo:margin-right="0.525in" table:align="margins"/>
    </style:style>
    <style:style style:name="Table10.A" style:family="table-column">
      <style:table-column-properties style:column-width="4.5104in" style:rel-column-width="50135*"/>
    </style:style>
    <style:style style:name="Table10.B" style:family="table-column">
      <style:table-column-properties style:column-width="1.3854in" style:rel-column-width="15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1" style:family="table">
      <style:table-properties style:width="5.8958in" fo:margin-left="0.5042in" fo:margin-right="0.525in" table:align="margins"/>
    </style:style>
    <style:style style:name="Table11.A" style:family="table-column">
      <style:table-column-properties style:column-width="5.8958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5.8958in" fo:margin-left="0.5042in" fo:margin-right="0.525in" table:align="margins"/>
    </style:style>
    <style:style style:name="Table12.A" style:family="table-column">
      <style:table-column-properties style:column-width="4.5104in" style:rel-column-width="50135*"/>
    </style:style>
    <style:style style:name="Table12.B" style:family="table-column">
      <style:table-column-properties style:column-width="1.3854in" style:rel-column-width="15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3" style:family="table">
      <style:table-properties style:width="5.8958in" fo:margin-left="0.5042in" fo:margin-right="0.525in" table:align="margins"/>
    </style:style>
    <style:style style:name="Table13.A" style:family="table-column">
      <style:table-column-properties style:column-width="4.5104in" style:rel-column-width="50135*"/>
    </style:style>
    <style:style style:name="Table13.B" style:family="table-column">
      <style:table-column-properties style:column-width="1.3854in" style:rel-column-width="15400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" style:family="table">
      <style:table-properties style:width="5.8958in" fo:margin-left="0.5042in" fo:margin-right="0.525in" table:align="margins"/>
    </style:style>
    <style:style style:name="Table1.A" style:family="table-column">
      <style:table-column-properties style:column-width="5.8958in" style:rel-column-width="65535*"/>
    </style:style>
    <style:style style:name="Table1.A1" style:family="table-cell">
      <style:table-cell-properties fo:padding="0.0382in" fo:border="0.0007in solid #000000"/>
    </style:style>
    <style:style style:name="Table14" style:family="table">
      <style:table-properties style:width="5.8958in" fo:margin-left="0.5042in" fo:margin-right="0.525in" table:align="margins"/>
    </style:style>
    <style:style style:name="Table14.A" style:family="table-column">
      <style:table-column-properties style:column-width="4.5104in" style:rel-column-width="50135*"/>
    </style:style>
    <style:style style:name="Table14.B" style:family="table-column">
      <style:table-column-properties style:column-width="1.3854in" style:rel-column-width="15400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5.8958in" fo:margin-left="0.5042in" fo:margin-right="0.525in" table:align="margins"/>
    </style:style>
    <style:style style:name="Table15.A" style:family="table-column">
      <style:table-column-properties style:column-width="4.5104in" style:rel-column-width="50135*"/>
    </style:style>
    <style:style style:name="Table15.B" style:family="table-column">
      <style:table-column-properties style:column-width="1.3854in" style:rel-column-width="15400*"/>
    </style:style>
    <style:style style:name="Table15.1" style:family="table-row">
      <style:table-row-properties style:min-row-height="0.25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6" style:family="table">
      <style:table-properties style:width="5.8958in" fo:margin-left="0.5042in" fo:margin-right="0.525in" table:align="margins"/>
    </style:style>
    <style:style style:name="Table16.A" style:family="table-column">
      <style:table-column-properties style:column-width="5.8958in" style:rel-column-width="65535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5.8958in" fo:margin-left="0.5042in" fo:margin-right="0.525in" table:align="margins"/>
    </style:style>
    <style:style style:name="Table17.A" style:family="table-column">
      <style:table-column-properties style:column-width="4.5104in" style:rel-column-width="50135*"/>
    </style:style>
    <style:style style:name="Table17.B" style:family="table-column">
      <style:table-column-properties style:column-width="1.3854in" style:rel-column-width="15400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8" style:family="table">
      <style:table-properties style:width="5.8958in" fo:margin-left="0.5042in" fo:margin-right="0.525in" table:align="margins"/>
    </style:style>
    <style:style style:name="Table18.A" style:family="table-column">
      <style:table-column-properties style:column-width="4.5104in" style:rel-column-width="50135*"/>
    </style:style>
    <style:style style:name="Table18.B" style:family="table-column">
      <style:table-column-properties style:column-width="1.3854in" style:rel-column-width="15400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none"/>
    </style:style>
    <style:style style:name="P3" style:family="paragraph" style:parent-style-name="Table_20_Contents">
      <style:paragraph-properties fo:margin-left="0in" fo:margin-right="0.0035in" fo:text-indent="0in" style:auto-text-indent="false"/>
    </style:style>
    <style:style style:name="P4" style:family="paragraph" style:parent-style-name="Table_20_Contents" style:list-style-name="L2"/>
    <style:style style:name="P5" style:family="paragraph" style:parent-style-name="Table_20_Contents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Request Manager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Responsibilities</text:p>
          </table:table-cell>
          <table:table-cell table:style-name="Table3.B1" office:value-type="string">
            <text:p text:style-name="P1">Collaborator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The Request Manager accepts floor requests from users and adds them to a request queue. <text:s/>Once an elevator signals that it is ready to accept a request, the Request Manager sends the request to the elevator and removes it from the queue. <text:s/>The Request Manager also tracks which elevators are in service and which are out of service.</text:p>
          </table:table-cell>
          <table:table-cell table:style-name="Table4.B1" office:value-type="string">
            <text:p text:style-name="Table_20_Contents">Elevator Buttons</text:p>
            <text:p text:style-name="Table_20_Contents">Floor Buttons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External Console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Responsibilities</text:p>
          </table:table-cell>
          <table:table-cell table:style-name="Table6.B1" office:value-type="string">
            <text:p text:style-name="P1">Collaborator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Displays information regarding the state of the elevator.</text:p>
          </table:table-cell>
          <table:table-cell table:style-name="Table7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Timer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Responsibilities</text:p>
          </table:table-cell>
          <table:table-cell table:style-name="Table9.B1" office:value-type="string">
            <text:p text:style-name="P1">Collaborators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Determines how long the elevator the elevator doors stay open before they close. <text:s/>Also determines how long an elevator will remain idle if it is scheduled for maintenance.</text:p>
          </table:table-cell>
          <table:table-cell table:style-name="Table10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Elevator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Responsibilities</text:p>
          </table:table-cell>
          <table:table-cell table:style-name="Table12.B1" office:value-type="string">
            <text:p text:style-name="P1">Collaborators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Accepts floor requests from the Request Manager and moves to the requested floor.</text:p>
          </table:table-cell>
          <table:table-cell table:style-name="Table13.B1" office:value-type="string">
            <text:p text:style-name="Table_20_Contents">Request Manager</text:p>
            <text:p text:style-name="Table_20_Contents">External Console</text:p>
            <text:p text:style-name="Table_20_Contents">Timer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levator Buttons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Responsibilities</text:p>
          </table:table-cell>
          <table:table-cell table:style-name="Table14.B1" office:value-type="string">
            <text:p text:style-name="P1">Collaborators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list xml:id="list37654289" text:style-name="L3">
              <text:list-item>
                <text:p text:style-name="P5">Opens or closes elevator doors</text:p>
              </text:list-item>
              <text:list-item>
                <text:p text:style-name="P5">Sends a floor request to be served by the elevator</text:p>
              </text:list-item>
            </text:list>
          </table:table-cell>
          <table:table-cell table:style-name="Table15.B1" office:value-type="string">
            <text:p text:style-name="Table_20_Contents">Request Manager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Floor Buttons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Responsibilities</text:p>
          </table:table-cell>
          <table:table-cell table:style-name="Table17.B1" office:value-type="string">
            <text:p text:style-name="P1">Collaborator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list xml:id="list37650408" text:style-name="L2">
              <text:list-item>
                <text:p text:style-name="P4">Sends request for an elevator to arrive at current floor</text:p>
              </text:list-item>
            </text:list>
          </table:table-cell>
          <table:table-cell table:style-name="Table18.B1" office:value-type="string">
            <text:p text:style-name="Table_20_Contents">Request Manag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8T22:09:51.69</meta:creation-date>
    <meta:editing-duration>PT06H10M06S</meta:editing-duration>
    <meta:editing-cycles>7</meta:editing-cycles>
    <meta:generator>OpenOffice.org/3.0$Win32 OpenOffice.org_project/300m15$Build-9379</meta:generator>
    <meta:initial-creator>Chris Hanshew</meta:initial-creator>
    <dc:date>2009-03-19T17:55:12.21</dc:date>
    <dc:creator>Chris Hanshew</dc:creator>
    <meta:document-statistic meta:table-count="18" meta:image-count="0" meta:object-count="0" meta:page-count="1" meta:paragraph-count="34" meta:word-count="172" meta:character-count="1136"/>
    <meta:user-defined meta:name="Info 1"/>
    <meta:user-defined meta:name="Info 2"/>
    <meta:user-defined meta:name="Info 3"/>
    <meta:user-defined meta:name="Info 4"/>
  </office:meta>
</office:document-meta>
</file>